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officeooo:rsid="002a03e9" officeooo:paragraph-rsid="002a03e9"/>
    </style:style>
    <style:style style:name="P8" style:family="paragraph" style:parent-style-name="Standard" style:list-style-name="L1">
      <style:text-properties officeooo:rsid="002a03e9" officeooo:paragraph-rsid="00351d32"/>
    </style:style>
    <style:style style:name="P9" style:family="paragraph" style:parent-style-name="Standard" style:list-style-name="L1">
      <style:text-properties officeooo:rsid="002a03e9" officeooo:paragraph-rsid="0039f4aa"/>
    </style:style>
    <style:style style:name="P10" style:family="paragraph" style:parent-style-name="Standard" style:list-style-name="L1">
      <style:text-properties officeooo:rsid="002b9f12" officeooo:paragraph-rsid="002b9f12"/>
    </style:style>
    <style:style style:name="P11" style:family="paragraph" style:parent-style-name="Standard" style:list-style-name="L1">
      <style:text-properties officeooo:rsid="002b9f12" officeooo:paragraph-rsid="003171b2"/>
    </style:style>
    <style:style style:name="P12" style:family="paragraph" style:parent-style-name="Standard" style:list-style-name="L1">
      <style:text-properties officeooo:rsid="003171b2" officeooo:paragraph-rsid="003171b2"/>
    </style:style>
    <style:style style:name="P13" style:family="paragraph" style:parent-style-name="Standard" style:list-style-name="L1">
      <style:text-properties officeooo:rsid="003171b2" officeooo:paragraph-rsid="00327ebb"/>
    </style:style>
    <style:style style:name="P14" style:family="paragraph" style:parent-style-name="Standard" style:list-style-name="L1">
      <style:text-properties officeooo:rsid="003171b2" officeooo:paragraph-rsid="0039c7a8"/>
    </style:style>
    <style:style style:name="P15" style:family="paragraph" style:parent-style-name="Standard" style:list-style-name="L1">
      <style:text-properties officeooo:rsid="002546ec" officeooo:paragraph-rsid="00268ff8"/>
    </style:style>
    <style:style style:name="P16" style:family="paragraph" style:parent-style-name="Standard" style:list-style-name="L1">
      <style:text-properties officeooo:rsid="00294dd2" officeooo:paragraph-rsid="00294dd2"/>
    </style:style>
    <style:style style:name="P17" style:family="paragraph" style:parent-style-name="Standard" style:list-style-name="L1">
      <style:text-properties officeooo:rsid="002f6266" officeooo:paragraph-rsid="002f6266"/>
    </style:style>
    <style:style style:name="P18" style:family="paragraph" style:parent-style-name="Standard" style:list-style-name="L1">
      <style:text-properties officeooo:rsid="002071ee" officeooo:paragraph-rsid="002071ee"/>
    </style:style>
    <style:style style:name="P19" style:family="paragraph" style:parent-style-name="Standard" style:list-style-name="L1">
      <style:text-properties officeooo:rsid="00220266" officeooo:paragraph-rsid="00220266"/>
    </style:style>
    <style:style style:name="P20" style:family="paragraph" style:parent-style-name="Standard" style:list-style-name="L1">
      <style:text-properties officeooo:rsid="00220266" officeooo:paragraph-rsid="0023a6da"/>
    </style:style>
    <style:style style:name="P21" style:family="paragraph" style:parent-style-name="Standard" style:list-style-name="L1">
      <style:text-properties officeooo:rsid="00290f16" officeooo:paragraph-rsid="00290f16"/>
    </style:style>
    <style:style style:name="P22" style:family="paragraph" style:parent-style-name="Standard" style:list-style-name="L1">
      <style:text-properties officeooo:rsid="001ca5d2" officeooo:paragraph-rsid="001ca5d2"/>
    </style:style>
    <style:style style:name="P23" style:family="paragraph" style:parent-style-name="Standard" style:list-style-name="L1">
      <style:text-properties officeooo:rsid="001ecdb3" officeooo:paragraph-rsid="001ecdb3"/>
    </style:style>
    <style:style style:name="P24" style:family="paragraph" style:parent-style-name="Standard" style:list-style-name="L1">
      <style:text-properties officeooo:rsid="0039f4aa" officeooo:paragraph-rsid="0039f4aa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2a03e9"/>
    </style:style>
    <style:style style:name="T12" style:family="text">
      <style:text-properties officeooo:rsid="001a1b41"/>
    </style:style>
    <style:style style:name="T13" style:family="text">
      <style:text-properties officeooo:rsid="001aea05"/>
    </style:style>
    <style:style style:name="T14" style:family="text">
      <style:text-properties officeooo:rsid="0016bc07"/>
    </style:style>
    <style:style style:name="T15" style:family="text">
      <style:text-properties officeooo:rsid="002071ee"/>
    </style:style>
    <style:style style:name="T16" style:family="text">
      <style:text-properties officeooo:rsid="00220266"/>
    </style:style>
    <style:style style:name="T17" style:family="text">
      <style:text-properties officeooo:rsid="0023a6da"/>
    </style:style>
    <style:style style:name="T18" style:family="text">
      <style:text-properties officeooo:rsid="002546ec"/>
    </style:style>
    <style:style style:name="T19" style:family="text">
      <style:text-properties officeooo:rsid="00273c49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officeooo:rsid="002071ee"/>
    </style:style>
    <style:style style:name="T22" style:family="text">
      <style:text-properties style:use-window-font-color="true" loext:opacity="0%" officeooo:rsid="00381805"/>
    </style:style>
    <style:style style:name="T23" style:family="text">
      <style:text-properties officeooo:rsid="002a03e9"/>
    </style:style>
    <style:style style:name="T24" style:family="text">
      <style:text-properties officeooo:rsid="002b9f12"/>
    </style:style>
    <style:style style:name="T25" style:family="text">
      <style:text-properties officeooo:rsid="002ee99f"/>
    </style:style>
    <style:style style:name="T26" style:family="text">
      <style:text-properties officeooo:rsid="003171b2"/>
    </style:style>
    <style:style style:name="T27" style:family="text">
      <style:text-properties officeooo:rsid="00327ebb"/>
    </style:style>
    <style:style style:name="T28" style:family="text">
      <style:text-properties officeooo:rsid="00351d32"/>
    </style:style>
    <style:style style:name="T29" style:family="text">
      <style:text-properties officeooo:rsid="00360387"/>
    </style:style>
    <style:style style:name="T30" style:family="text">
      <style:text-properties officeooo:rsid="0039c7a8"/>
    </style:style>
    <style:style style:name="T31" style:family="text">
      <style:text-properties officeooo:rsid="0039f4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167515096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  <text:list>
                    <text:list-item>
                      <text:p text:style-name="P9"><text:span text:style-name="T10">usuarioAjax</text:span><text:span text:style-name="T2">.php</text:span> <text:span text:style-name="T15">➔ </text:span>(<text:span text:style-name="T31">recibe el formulario y llama a la función correspondiente del controlador de usuario.</text:span>)</text:p>
                    </text:list-item>
                  </text:list>
                </text:list-item>
                <text:list-item>
                  <text:p text:style-name="P5">controllers <text:span text:style-name="T15">➔ </text:span><text:span text:style-name="T23">(Almacena los archivos de los diferentes controladores)</text:span></text:p>
                  <text:list>
                    <text:list-item>
                      <text:p text:style-name="P7"><text:span text:style-name="T2">viewsController.php</text:span> <text:span text:style-name="T15">➔ </text:span>(Controlador para todas las vistas)</text:p>
                    </text:list-item>
                    <text:list-item>
                      <text:p text:style-name="P9"><text:span text:style-name="T10">user</text:span><text:span text:style-name="T2">Controller.php</text:span> <text:span text:style-name="T15">➔ </text:span>(Controlador <text:span text:style-name="T31">de usuario. Registro, actualización, etc.</text:span>)</text:p>
                    </text:list-item>
                  </text:list>
                </text:list-item>
                <text:list-item>
                  <text:p text:style-name="P4">models</text:p>
                  <text:list>
                    <text:list-item>
                      <text:p text:style-name="P7"><text:span text:style-name="T2">viewsModel.php</text:span> <text:span text:style-name="T15">➔ </text:span>(Modelo para las vistas)</text:p>
                    </text:list-item>
                    <text:list-item>
                      <text:p text:style-name="P8"><text:span text:style-name="T8">main</text:span><text:span text:style-name="T2">Model.php</text:span> <text:span text:style-name="T15">➔ </text:span>(<text:span text:style-name="T28">Conexión con la base de datos, limpia las cadenas para evitar SQL Injection, </text:span><text:span text:style-name="T29">verifica que los datos recibidos de un formulario coinciden con la expresión regular del input,</text:span><text:span text:style-name="T28"> funciones que permiten el CRUD</text:span>)</text:p>
                    </text:list-item>
                  </text:list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  <text:list>
                        <text:list-item>
                          <text:p text:style-name="P10"><text:span text:style-name="T2">404-view.php</text:span> <text:span text:style-name="T15">➔ </text:span>(vista para cuando hay un error de <text:span text:style-name="T25">archivo no encontrado</text:span>)</text:p>
                        </text:list-item>
                        <text:list-item>
                          <text:p text:style-name="P12"><text:span text:style-name="T2">aperitivos-view.php</text:span> <text:span text:style-name="T15">➔ </text:span>(muestra los 10 últimos aperitivos y permite buscar en aperitivos)</text:p>
                        </text:list-item>
                        <text:list-item>
                          <text:p text:style-name="P12"><text:span text:style-name="T2">buscarRecetas-view.php</text:span> <text:span text:style-name="T15">➔ </text:span>(búsqueda de recetas por diversos filtros)</text:p>
                        </text:list-item>
                        <text:list-item>
                          <text:p text:style-name="P11"><text:span text:style-name="T2">login-view</text:span> <text:span text:style-name="T15">➔ </text:span>(página para loguearse)</text:p>
                        </text:list-item>
                        <text:list-item>
                          <text:p text:style-name="P12"><text:span text:style-name="T2">postres-view</text:span> <text:span text:style-name="T15">➔ </text:span>( muestra los 10 últimos postres y permite buscar en postres)</text:p>
                        </text:list-item>
                        <text:list-item>
                          <text:p text:style-name="P12"><text:span text:style-name="T2">primerosPlatos-view</text:span> <text:span text:style-name="T15">➔ </text:span>( muestra los 10 últimos primeros permite buscar en primeros)</text:p>
                        </text:list-item>
                        <text:list-item>
                          <text:p text:style-name="P11"><text:span text:style-name="T2">principal-view</text:span> <text:span text:style-name="T15">➔ </text:span>(página principal – <text:span text:style-name="T26">muestra las 10 últimas recetas</text:span>)</text:p>
                        </text:list-item>
                        <text:list-item>
                          <text:p text:style-name="P12"><text:span text:style-name="T2">recetasFaciles-view</text:span> <text:span text:style-name="T15">➔ </text:span>( muestra las 10 últimas recetas con nivel uno o dos de dificultad, permite elegir entre grupos de plato y buscar por diversos filtros entre las recetas fáciles)</text:p>
                        </text:list-item>
                        <text:list-item>
                          <text:p text:style-name="P13"><text:span text:style-name="T7">segundos</text:span><text:span text:style-name="T2">Platos-view</text:span> <text:span text:style-name="T15">➔ </text:span>( muestra los 10 últimos <text:span text:style-name="T27">segundos y</text:span> permite buscar en <text:span text:style-name="T27">segundos platos</text:span>)</text:p>
                        </text:list-item>
                        <text:list-item>
                          <text:p text:style-name="P14"><text:span text:style-name="T9">userNew</text:span><text:span text:style-name="T2">-view</text:span> <text:span text:style-name="T15">➔ </text:span>(<text:span text:style-name="T30">Registro de usuarios. Permite registrarse a un usuario y registrar un usuario desde el panel de control</text:span>)</text:p>
                        </text:list-item>
                      </text:list>
                    </text:list-item>
                    <text:list-item>
                      <text:p text:style-name="P4">css</text:p>
                      <text:list>
                        <text:list-item>
                          <text:p text:style-name="P15"><text:span text:style-name="T2">estilos.cs</text:span>s <text:span text:style-name="T15">➔ </text:span><text:span text:style-name="T19">mis estilos personalizados</text:span></text:p>
                        </text:list-item>
                        <text:list-item>
                          <text:p text:style-name="P15"><text:span text:style-name="T2">sweetalert2.min.css</text:span> <text:span text:style-name="T15">➔ </text:span><text:span text:style-name="T19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16"><text:span text:style-name="T2">favicon.ico</text:span> <text:span text:style-name="T15">➔ </text:span>Icono <text:span text:style-name="T24">para la pestaña de la </text:span>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17"><text:span text:style-name="T2">botonScroll.php </text:span><text:span text:style-name="T6">➔ </text:span><text:span text:style-name="T20">botón para ir arriba cuando se ha hecho scroll</text:span></text:p>
                        </text:list-item>
                        <text:list-item>
                          <text:p text:style-name="P17">f<text:span text:style-name="T2">ooter.php</text:span> <text:span text:style-name="T15">➔ </text:span>pié de página</text:p>
                        </text:list-item>
                        <text:list-item>
                          <text:p text:style-name="P18"><text:span text:style-name="T2">head.php</text:span> ➔ <text:span text:style-name="T16">head</text:span> para el index</text:p>
                        </text:list-item>
                        <text:list-item>
                          <text:p text:style-name="P17"><text:span text:style-name="T2">navbar.php</text:span> <text:span text:style-name="T15">➔ </text:span>barra de navegación superior responsive</text:p>
                        </text:list-item>
                        <text:list-item>
                          <text:p text:style-name="P19"><text:span text:style-name="T2">script.php</text:span> <text:span text:style-name="T15">➔ </text:span>carga los scripts de javascript.</text:p>
                        </text:list-item>
                        <text:list-item>
                          <text:p text:style-name="P20"><text:span text:style-name="T2">s</text:span><text:span text:style-name="T5">ession_start</text:span><text:span text:style-name="T2">.php</text:span> <text:span text:style-name="T15">➔ </text:span><text:span text:style-name="T17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18">j</text:span>s</text:p>
                      <text:list>
                        <text:list-item>
                          <text:p text:style-name="P21"><text:span text:style-name="T2">ajax.js </text:span><text:span text:style-name="T21">➔ </text:span><text:span text:style-name="T20">funciones para manejar los formularios y </text:span><text:span text:style-name="T22">las ventanas de alerta.</text:span></text:p>
                        </text:list-item>
                        <text:list-item>
                          <text:p text:style-name="P15"><text:span text:style-name="T2">alertas.js</text:span> <text:span text:style-name="T15">➔ </text:span><text:span text:style-name="T19">personaliza las ventanas de alerta</text:span></text:p>
                        </text:list-item>
                        <text:list-item>
                          <text:p text:style-name="P15"><text:span text:style-name="T2">functions.js</text:span> <text:span text:style-name="T15">➔ </text:span><text:span text:style-name="T19">mis funciones js personalizadas</text:span></text:p>
                        </text:list-item>
                        <text:list-item>
                          <text:p text:style-name="P15"><text:span text:style-name="T2">sweetalert2.all.min.js</text:span> <text:span text:style-name="T15">➔ </text:span><text:span text:style-name="T19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24">user_photos<text:span text:style-name="T23"> </text:span><text:span text:style-name="T15">➔ </text:span><text:span text:style-name="T23">(</text:span>Fotos de los usuarios<text:span text:style-name="T23">)</text:span></text:p>
                        </text:list-item>
                        <text:list-item>
                          <text:p text:style-name="P24">alergen_photos <text:span text:style-name="T15">➔ </text:span><text:span text:style-name="T23">(</text:span>Fotos de los iconos de los alérgenos<text:span text:style-name="T23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oft-page-break/><text:span text:style-name="T1">bd <text:s/></text:span>➔ (copia de la base de datos)</text:p>
            </text:list-item>
            <text:list-item>
              <text:p text:style-name="P6">config ➔ <text:span text:style-name="T13">(</text:span><text:span text:style-name="T12">Archivos de configuración de la aplicación</text:span><text:span text:style-name="T13">)</text:span></text:p>
              <text:list>
                <text:list-item>
                  <text:p text:style-name="P22"><text:span text:style-name="T2">app.php</text:span> <text:span text:style-name="T14">➔ </text:span>(Dirección del servidor, nombre de la aplicación, nombre de la sesión, fecha, hora)</text:p>
                </text:list-item>
                <text:list-item>
                  <text:p text:style-name="P22"><text:span text:style-name="T2">server.php</text:span> <text:span text:style-name="T14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docs ➔ <text:span text:style-name="T13">(</text:span><text:span text:style-name="T12">Estructura de directorios, Diagramas Entidad-Relación, Temporalización, etc.</text:span><text:span text:style-name="T13">)</text:span></text:p>
            </text:list-item>
            <text:list-item>
              <text:p text:style-name="P3"><text:span text:style-name="T3">.htaccess </text:span><text:span text:style-name="T4"><text:s/></text:span>➔ <text:span text:style-name="T13">(</text:span>Configuración rutas del servidor<text:span text:style-name="T13">)</text:span></text:p>
            </text:list-item>
            <text:list-item>
              <text:p text:style-name="P23"><text:span text:style-name="T2">autoload.php</text:span> <text:span text:style-name="T14">➔ </text:span>(carga los archivos de clase utilizando namespaces)</text:p>
            </text:list-item>
            <text:list-item>
              <text:p text:style-name="P23"><text:span text:style-name="T2">index.php</text:span> <text:span text:style-name="T14">➔ </text:span>(plantilla <text:span text:style-name="T16">base</text:span> de la aplicación. <text:span text:style-name="T23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16T13:40:15.392057455</dc:date>
    <meta:editing-duration>PT15H8M13S</meta:editing-duration>
    <meta:editing-cycles>31</meta:editing-cycles>
    <meta:generator>LibreOffice/7.4.7.2$Linux_X86_64 LibreOffice_project/40$Build-2</meta:generator>
    <meta:document-statistic meta:table-count="0" meta:image-count="0" meta:object-count="0" meta:page-count="2" meta:paragraph-count="51" meta:word-count="478" meta:character-count="2881" meta:non-whitespace-character-count="2501"/>
  </office:meta>
</office:document-meta>
</file>